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rif" svg:font-family="serif"/>
  </office:font-face-decls>
  <office:automatic-styles>
    <style:style style:name="P1" style:family="paragraph" style:parent-style-name="Standard">
      <style:text-properties style:font-name="Liberation Mono" fo:font-size="10pt" style:font-size-asian="10pt" style:font-size-complex="10pt"/>
    </style:style>
    <style:style style:name="P2" style:family="paragraph" style:parent-style-name="Standard">
      <style:paragraph-properties fo:text-align="justify" style:justify-single-word="false" style:writing-mode="lr-tb"/>
      <style:text-properties style:font-name="Liberation Mono" fo:font-size="10pt" officeooo:rsid="0004c481" officeooo:paragraph-rsid="0004c481" style:font-size-asian="10pt" style:font-size-complex="10pt"/>
    </style:style>
    <style:style style:name="P3" style:family="paragraph" style:parent-style-name="Standard">
      <style:paragraph-properties fo:text-align="justify" style:justify-single-word="false" style:writing-mode="lr-tb"/>
      <style:text-properties style:font-name="Liberation Mono" fo:font-size="10pt" officeooo:rsid="0004c481" officeooo:paragraph-rsid="0005e564" style:font-size-asian="10pt" style:font-size-complex="10pt"/>
    </style:style>
    <style:style style:name="P4" style:family="paragraph" style:parent-style-name="Standard">
      <style:paragraph-properties fo:text-align="justify" style:justify-single-word="false" style:writing-mode="lr-tb"/>
      <style:text-properties style:font-name="Liberation Mono" fo:font-size="10pt" officeooo:paragraph-rsid="000f69d3" style:font-size-asian="10pt" style:font-size-complex="10pt"/>
    </style:style>
    <style:style style:name="P5" style:family="paragraph" style:parent-style-name="Standard">
      <style:paragraph-properties fo:text-align="justify" style:justify-single-word="false" style:writing-mode="lr-tb"/>
      <style:text-properties style:font-name="Liberation Mono" fo:font-size="10pt" officeooo:paragraph-rsid="000ccf0e" style:font-size-asian="10pt" style:font-size-complex="10pt"/>
    </style:style>
    <style:style style:name="P6" style:family="paragraph" style:parent-style-name="Standard">
      <style:paragraph-properties fo:text-align="justify" style:justify-single-word="false" style:writing-mode="lr-tb"/>
      <style:text-properties style:font-name="Liberation Mono" fo:font-size="10pt" officeooo:paragraph-rsid="000bfc90" style:font-size-asian="10pt" style:font-size-complex="10pt"/>
    </style:style>
    <style:style style:name="P7" style:family="paragraph" style:parent-style-name="Standard">
      <style:paragraph-properties fo:text-align="justify" style:justify-single-word="false" style:writing-mode="lr-tb"/>
      <style:text-properties style:font-name="Liberation Mono" fo:font-size="10pt" fo:font-weight="bold" officeooo:rsid="0004c481" officeooo:paragraph-rsid="0004c481" style:font-size-asian="10pt" style:font-weight-asian="bold" style:font-size-complex="10pt" style:font-weight-complex="bold"/>
    </style:style>
    <style:style style:name="P8" style:family="paragraph" style:parent-style-name="Standard">
      <style:paragraph-properties fo:text-align="justify" style:justify-single-word="false" style:writing-mode="lr-tb"/>
      <style:text-properties style:font-name="Liberation Mono" fo:font-size="10pt" fo:font-weight="bold" officeooo:paragraph-rsid="000bfc90" style:font-size-asian="10pt" style:font-weight-asian="bold" style:font-size-complex="10pt" style:font-weight-complex="bold"/>
    </style:style>
    <style:style style:name="P9" style:family="paragraph" style:parent-style-name="Standard">
      <style:paragraph-properties style:writing-mode="lr-tb"/>
      <style:text-properties officeooo:paragraph-rsid="0005e564"/>
    </style:style>
    <style:style style:name="P10" style:family="paragraph" style:parent-style-name="Standard">
      <style:paragraph-properties fo:text-align="justify" style:justify-single-word="false" style:writing-mode="lr-tb"/>
      <style:text-properties fo:font-weight="bold" officeooo:rsid="000a2d4c" officeooo:paragraph-rsid="000a2d4c" style:font-weight-asian="bold" style:font-weight-complex="bold"/>
    </style:style>
    <style:style style:name="P11" style:family="paragraph" style:parent-style-name="Standard">
      <style:paragraph-properties fo:text-align="justify" style:justify-single-word="false" style:writing-mode="lr-tb"/>
      <style:text-properties fo:font-weight="bold" officeooo:rsid="000beb35" officeooo:paragraph-rsid="000beb35" style:font-weight-asian="bold" style:font-weight-complex="bold"/>
    </style:style>
    <style:style style:name="P12" style:family="paragraph" style:parent-style-name="Standard">
      <style:paragraph-properties fo:text-align="justify" style:justify-single-word="false" style:writing-mode="lr-tb"/>
      <style:text-properties fo:font-weight="bold" officeooo:paragraph-rsid="0005e564" style:font-weight-asian="bold" style:font-weight-complex="bold"/>
    </style:style>
    <style:style style:name="P13" style:family="paragraph" style:parent-style-name="Standard">
      <style:paragraph-properties fo:text-align="justify" style:justify-single-word="false" style:writing-mode="lr-tb"/>
      <style:text-properties fo:font-weight="bold" officeooo:paragraph-rsid="0008ad92" style:font-weight-asian="bold" style:font-weight-complex="bold"/>
    </style:style>
    <style:style style:name="P14" style:family="paragraph" style:parent-style-name="Standard">
      <style:paragraph-properties fo:text-align="justify" style:justify-single-word="false" style:writing-mode="lr-tb"/>
      <style:text-properties fo:font-weight="bold" officeooo:paragraph-rsid="000bfc90" style:font-weight-asian="bold" style:font-weight-complex="bold"/>
    </style:style>
    <style:style style:name="P15" style:family="paragraph" style:parent-style-name="Standard">
      <style:paragraph-properties fo:text-align="justify" style:justify-single-word="false" style:writing-mode="lr-tb"/>
      <style:text-properties fo:font-weight="bold" officeooo:paragraph-rsid="000ccf0e" style:font-weight-asian="bold" style:font-weight-complex="bold"/>
    </style:style>
    <style:style style:name="P16" style:family="paragraph" style:parent-style-name="Standard">
      <style:paragraph-properties fo:text-align="justify" style:justify-single-word="false" style:writing-mode="lr-tb"/>
      <style:text-properties fo:font-weight="bold" officeooo:paragraph-rsid="000f69d3" style:font-weight-asian="bold" style:font-weight-complex="bold"/>
    </style:style>
    <style:style style:name="P17" style:family="paragraph" style:parent-style-name="Standard">
      <style:paragraph-properties fo:text-align="justify" style:justify-single-word="false" style:writing-mode="lr-tb"/>
      <style:text-properties fo:font-weight="normal" officeooo:rsid="000beb35" officeooo:paragraph-rsid="000beb35" style:font-weight-asian="normal" style:font-weight-complex="normal"/>
    </style:style>
    <style:style style:name="P18" style:family="paragraph" style:parent-style-name="Standard">
      <style:paragraph-properties fo:text-align="justify" style:justify-single-word="false" style:writing-mode="lr-tb"/>
      <style:text-properties fo:font-weight="normal" officeooo:rsid="000beb35" officeooo:paragraph-rsid="000bfc90" style:font-weight-asian="normal" style:font-weight-complex="normal"/>
    </style:style>
    <style:style style:name="P19" style:family="paragraph" style:parent-style-name="Standard">
      <style:paragraph-properties fo:text-align="justify" style:justify-single-word="false" style:writing-mode="lr-tb"/>
      <style:text-properties fo:font-weight="normal" officeooo:paragraph-rsid="0005e564" style:font-weight-asian="normal" style:font-weight-complex="normal"/>
    </style:style>
    <style:style style:name="P20" style:family="paragraph" style:parent-style-name="Standard">
      <style:paragraph-properties fo:text-align="justify" style:justify-single-word="false" style:writing-mode="lr-tb"/>
      <style:text-properties fo:font-weight="normal" officeooo:paragraph-rsid="000a2d4c" style:font-weight-asian="normal" style:font-weight-complex="normal"/>
    </style:style>
    <style:style style:name="P21" style:family="paragraph" style:parent-style-name="Standard">
      <style:paragraph-properties fo:text-align="justify" style:justify-single-word="false" style:writing-mode="lr-tb"/>
      <style:text-properties fo:font-style="normal" fo:font-weight="bold" officeooo:rsid="000beb35" officeooo:paragraph-rsid="000beb35" style:font-style-asian="normal" style:font-weight-asian="bold" style:font-style-complex="normal" style:font-weight-complex="bold"/>
    </style:style>
    <style:style style:name="P22" style:family="paragraph" style:parent-style-name="Standard">
      <style:paragraph-properties fo:text-align="justify" style:justify-single-word="false" style:writing-mode="lr-tb"/>
      <style:text-properties fo:font-style="normal" fo:font-weight="bold" officeooo:paragraph-rsid="0005e564" style:font-style-asian="normal" style:font-weight-asian="bold" style:font-style-complex="normal" style:font-weight-complex="bold"/>
    </style:style>
    <style:style style:name="P23" style:family="paragraph" style:parent-style-name="Standard" style:list-style-name="L1">
      <style:paragraph-properties fo:text-align="justify" style:justify-single-word="false" style:writing-mode="lr-tb"/>
      <style:text-properties officeooo:paragraph-rsid="0004c481"/>
    </style:style>
    <style:style style:name="P24" style:family="paragraph" style:parent-style-name="Standard" style:list-style-name="L2">
      <style:paragraph-properties fo:text-align="justify" style:justify-single-word="false" style:writing-mode="lr-tb"/>
      <style:text-properties officeooo:paragraph-rsid="0005e564"/>
    </style:style>
    <style:style style:name="P25" style:family="paragraph" style:parent-style-name="Standard">
      <style:paragraph-properties fo:text-align="justify" style:justify-single-word="false" style:writing-mode="lr-tb"/>
      <style:text-properties officeooo:paragraph-rsid="0005e564"/>
    </style:style>
    <style:style style:name="P26" style:family="paragraph" style:parent-style-name="Standard" style:list-style-name="L3">
      <style:paragraph-properties fo:text-align="justify" style:justify-single-word="false" style:writing-mode="lr-tb"/>
      <style:text-properties officeooo:paragraph-rsid="000bfc90"/>
    </style:style>
    <style:style style:name="P27" style:family="paragraph" style:parent-style-name="Standard">
      <style:paragraph-properties fo:text-align="justify" style:justify-single-word="false" style:writing-mode="lr-tb"/>
      <style:text-properties officeooo:paragraph-rsid="000bfc90"/>
    </style:style>
    <style:style style:name="P28" style:family="paragraph" style:parent-style-name="Standard">
      <style:paragraph-properties fo:text-align="justify" style:justify-single-word="false" style:writing-mode="lr-tb"/>
      <style:text-properties officeooo:paragraph-rsid="000ccf0e"/>
    </style:style>
    <style:style style:name="P29" style:family="paragraph" style:parent-style-name="Standard">
      <style:paragraph-properties fo:text-align="justify" style:justify-single-word="false" style:writing-mode="lr-tb"/>
      <style:text-properties officeooo:paragraph-rsid="000f69d3"/>
    </style:style>
    <style:style style:name="P30" style:family="paragraph" style:parent-style-name="Standard">
      <style:paragraph-properties fo:text-align="justify" style:justify-single-word="false" style:writing-mode="lr-tb"/>
      <style:text-properties officeooo:paragraph-rsid="00109698"/>
    </style:style>
    <style:style style:name="T1" style:family="text">
      <style:text-properties fo:font-weight="bold" style:font-weight-asian="bold" style:font-weight-complex="bold"/>
    </style:style>
    <style:style style:name="T2" style:family="text">
      <style:text-properties fo:font-weight="bold" officeooo:rsid="000a2d4c" style:font-weight-asian="bold" style:font-weight-complex="bold"/>
    </style:style>
    <style:style style:name="T3" style:family="text">
      <style:text-properties style:font-name="Liberation Mono" fo:font-size="10pt" style:font-size-asian="10pt" style:font-size-complex="10pt"/>
    </style:style>
    <style:style style:name="T4" style:family="text">
      <style:text-properties style:font-name="Liberation Mono" fo:font-size="10pt" officeooo:rsid="0004c481" style:font-size-asian="10pt" style:font-size-complex="10pt"/>
    </style:style>
    <style:style style:name="T5" style:family="text">
      <style:text-properties style:font-name="Liberation Mono" fo:font-size="10pt" officeooo:rsid="0005e564" style:font-size-asian="10pt" style:font-size-complex="10pt"/>
    </style:style>
    <style:style style:name="T6" style:family="text">
      <style:text-properties style:font-name="Liberation Mono" fo:font-size="10pt" officeooo:rsid="0006f310" style:font-size-asian="10pt" style:font-size-complex="10pt"/>
    </style:style>
    <style:style style:name="T7" style:family="text">
      <style:text-properties style:font-name="Liberation Mono" fo:font-size="10pt" officeooo:rsid="0008ad92" style:font-size-asian="10pt" style:font-size-complex="10pt"/>
    </style:style>
    <style:style style:name="T8" style:family="text">
      <style:text-properties style:font-name="Liberation Mono" fo:font-size="10pt" officeooo:rsid="000a2d4c" style:font-size-asian="10pt" style:font-size-complex="10pt"/>
    </style:style>
    <style:style style:name="T9" style:family="text">
      <style:text-properties style:font-name="Liberation Mono" fo:font-size="10pt" officeooo:rsid="000beb35" style:font-size-asian="10pt" style:font-size-complex="10pt"/>
    </style:style>
    <style:style style:name="T10" style:family="text">
      <style:text-properties style:font-name="Liberation Mono" fo:font-size="10pt" officeooo:rsid="000ccf0e" style:font-size-asian="10pt" style:font-size-complex="10pt"/>
    </style:style>
    <style:style style:name="T11" style:family="text">
      <style:text-properties style:font-name="Liberation Mono" fo:font-size="10pt" officeooo:rsid="000f69d3" style:font-size-asian="10pt" style:font-size-complex="10pt"/>
    </style:style>
    <style:style style:name="T12" style:family="text">
      <style:text-properties style:font-name="Liberation Mono" fo:font-size="10pt" fo:font-weight="bold" officeooo:rsid="0004c481" style:font-size-asian="10pt" style:font-weight-asian="bold" style:font-size-complex="10pt" style:font-weight-complex="bold"/>
    </style:style>
    <style:style style:name="T13" style:family="text">
      <style:text-properties style:font-name="Liberation Mono" fo:font-size="10pt" fo:font-weight="normal" officeooo:rsid="000beb35" style:font-size-asian="10pt" style:font-weight-asian="normal" style:font-size-complex="10pt" style:font-weight-complex="normal"/>
    </style:style>
    <style:style style:name="T14" style:family="text">
      <style:text-properties style:font-name="Liberation Mono" fo:font-size="10pt" fo:font-weight="normal" officeooo:rsid="000bfc90" style:font-size-asian="10pt" style:font-weight-asian="normal" style:font-size-complex="10pt" style:font-weight-complex="normal"/>
    </style:style>
    <style:style style:name="T15" style:family="text">
      <style:text-properties style:font-name="Liberation Mono" fo:font-size="10pt" fo:font-weight="normal" officeooo:rsid="000ccf0e" style:font-size-asian="10pt" style:font-weight-asian="normal" style:font-size-complex="10pt" style:font-weight-complex="normal"/>
    </style:style>
    <style:style style:name="T16" style:family="text">
      <style:text-properties style:font-name="Liberation Mono" fo:font-size="10pt" fo:font-weight="normal" officeooo:rsid="000e2bc3" style:font-size-asian="10pt" style:font-weight-asian="normal" style:font-size-complex="10pt" style:font-weight-complex="normal"/>
    </style:style>
    <style:style style:name="T17" style:family="text">
      <style:text-properties style:font-name="Liberation Mono" fo:font-size="10pt" fo:font-weight="normal" officeooo:rsid="000f69d3" style:font-size-asian="10pt" style:font-weight-asian="normal" style:font-size-complex="10pt" style:font-weight-complex="normal"/>
    </style:style>
    <style:style style:name="T18" style:family="text">
      <style:text-properties style:font-name="Liberation Mono" fo:font-size="10pt" fo:font-weight="normal" officeooo:rsid="00109698" style:font-size-asian="10pt" style:font-weight-asian="normal" style:font-size-complex="10pt" style:font-weight-complex="normal"/>
    </style:style>
    <style:style style:name="T19" style:family="text">
      <style:text-properties officeooo:rsid="0005e564"/>
    </style:style>
    <style:style style:name="T20" style:family="text">
      <style:text-properties officeooo:rsid="000a2d4c"/>
    </style:style>
    <style:style style:name="T21" style:family="text">
      <style:text-properties fo:font-size="10pt" fo:font-weight="normal" officeooo:rsid="000beb35" style:font-size-asian="10pt" style:font-weight-asian="normal" style:font-size-complex="10pt" style:font-weight-complex="normal"/>
    </style:style>
    <style:style style:name="T22" style:family="text">
      <style:text-properties fo:font-weight="normal" officeooo:rsid="000beb35" style:font-weight-asian="normal" style:font-weight-complex="normal"/>
    </style:style>
    <style:style style:name="T23" style:family="text">
      <style:text-properties officeooo:rsid="0011e26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2"><text:span text:style-name="T2">Cajas</text:span><text:span text:style-name="T1"> de PC.</text:span></text:p>
      <text:p text:style-name="P2">Hay un montón de terminología para saber al comprar una nueva <text:span text:style-name="T20">caja</text:span> de PC, como verá en nuestra lista de especificaciones y jerga a continuación. Ya sea que esté comprando una <text:span text:style-name="T20">caja</text:span> como una actualización o para un proyecto de construcción de una PC desde cero, sospechamos que es lo suficientemente inteligente como para tomar su PC a pedazos y volver a armarlo de nuevo. Pero al comprar, la terminología alrededor de las <text:span text:style-name="T20">cajas</text:span> y las placas base puede ser confusa, y algunos de ellos pueden afectar incluso a constructores experimentados.</text:p>
      <text:p text:style-name="P2"/>
      <text:p text:style-name="P2"/>
      <text:p text:style-name="P2"/>
      <text:p text:style-name="P7">ATX, MicroATX y Mini-ITX</text:p>
      <text:p text:style-name="P2">Las <text:span text:style-name="T20">caja</text:span>s de PC a menudo se refieren a estos tres factores de forma, pero los términos se refieren con mayor precisión al tamaño de las placas base que pueden alojar. </text:p>
      <text:list xml:id="list3350483523" text:style-name="L1">
        <text:list-item>
          <text:p text:style-name="P23"><text:span text:style-name="T4">Las placas ATX miden 12 por 9.6 pulgadas, </text:span></text:p>
        </text:list-item>
        <text:list-item>
          <text:p text:style-name="P23"><text:span text:style-name="T4">Las placas MicroATX hasta 9.6 por 9.6 pulgadas (a veces son más pequeñas). </text:span></text:p>
        </text:list-item>
        <text:list-item>
          <text:p text:style-name="P23"><text:span text:style-name="T4">Las placas Mini-ITX 6.7 pulgadas cuadradas.</text:span></text:p>
        </text:list-item>
      </text:list>
      <text:p text:style-name="P2"/>
      <text:p text:style-name="P2">En términos generales, una <text:span text:style-name="T20">caja</text:span> que soporte una placa más grande tenderá a ser más grande que una que solo soporte placas más pequeñas, pero esto no es universalmente cierto. Además, tenga en cuenta que una <text:span text:style-name="T20">caja</text:span> que soporta un tamaño de placa madre dado probablemente soporta los factores de forma de placa madre más pequeña, también, <text:s/>aunque vale la pena verificar en las especificaciones de una <text:span text:style-name="T20">caja</text:span> antes de comprarla. La mayoría de las <text:span text:style-name="T20">caja</text:span>s compatibles con ATX, por ejemplo, aceptarán una placa MicroATX o Mini-ITX. (¡Por supuesto, una <text:span text:style-name="T20">caja</text:span> grande para PC que contenga una placa madre pequeña puede no ser el mejor uso del espacio!)</text:p>
      <text:p text:style-name="P2"/>
      <text:p text:style-name="P2"/>
      <text:p text:style-name="P2"/>
      <text:p text:style-name="P7">SFF, Desktop, Mini-Tower, Mid-Tower y torre completa</text:p>
      <text:p text:style-name="P3">Aunque no son términos exactos, estos son los cinco más comunes utilizados para describir la forma y el tamaño de u<text:span text:style-name="T19">na </text:span><text:span text:style-name="T20">caja</text:span> de PC dad<text:span text:style-name="T19">a:</text:span></text:p>
      <text:list xml:id="list991774119" text:style-name="L2">
        <text:list-item>
          <text:p text:style-name="P24"><text:span text:style-name="T4">El factor de forma pequeña (SFF) abarca una variedad de cajas compactas, algunas planas, algunas altas. </text:span></text:p>
        </text:list-item>
        <text:list-item>
          <text:p text:style-name="P24"><text:span text:style-name="T5">L</text:span><text:span text:style-name="T4">a mayoría emplean Mini-ITX o diseños de placa madre propietarios más pequeños. </text:span></text:p>
        </text:list-item>
        <text:list-item>
          <text:p text:style-name="P24"><text:span text:style-name="T4">Un estuche de escritorio, utilizado específicamente en el contexto del diseño de PC-case (ya que el término abarca "PCs de escritorio" en su conjunto, también), es uno con un diseño horizontal, a menudo destinado a tener un monitor colocado encima de él.</text:span></text:p>
        </text:list-item>
        <text:list-item>
          <text:p text:style-name="P24"><text:span text:style-name="T4">Las torres de sobremesa verticales convencionales son mini-torres, torres intermedias o torres completas, pero las diferencias de tamaño entre ellas no son exactas. </text:span></text:p>
        </text:list-item>
        <text:list-item>
          <text:p text:style-name="P24"><text:span text:style-name="T4">Una torre completa como se describe típicamente se encuentra 18 pulgadas de altura o más.</text:span></text:p>
        </text:list-item>
      </text:list>
      <text:p text:style-name="P25"><text:span text:style-name="T4"/></text:p>
      <text:p text:style-name="P9"><text:span text:style-name="T4"/></text:p>
      <text:p text:style-name="P9"><text:soft-page-break/><text:span text:style-name="T4"/></text:p>
      <text:p text:style-name="P9"><text:span text:style-name="T4"/></text:p>
      <text:p text:style-name="P9"><text:span text:style-name="T4"/></text:p>
      <text:p text:style-name="P9"><text:span text:style-name="T4"/></text:p>
      <text:p text:style-name="P12"><text:span text:style-name="T4">Bahías </text:span><text:span text:style-name="T5">de disco o de unidad</text:span><text:span text:style-name="T4"> de 5,25 pulgadas, 3,5 pulgadas y 2,5 pulgadas</text:span></text:p>
      <text:p text:style-name="P19"><text:span text:style-name="T4">Un</text:span><text:span text:style-name="T6">a </text:span><text:span text:style-name="T8">caja</text:span><text:span text:style-name="T4"> vendrá con un banco de estos, por lo general más grande </text:span><text:span text:style-name="T6">la </text:span><text:span text:style-name="T8">caja</text:span><text:span text:style-name="T4">. Una bahía de 5,25 pulgadas está destinada para su uso con una unidad óptica (como una grabadora de DVD o una unidad Blu-ray) y coincidirá con placas faciales extraíbles en la parte frontal de la caja. (Algunos casos de modelos tardíos han comenzado a eliminar estas bahías "accesibles al frente", ya que las unidades ópticas están cayendo en desgracia.) En años anteriores, estas bahías también fueron utilizadas comúnmente por los constructores de PC y entusiastas para alojar dispositivos de panel frontal como controladores de ventiladores o lecturas de temperatura, o para instalar paneles auxiliares que proporcionan puertos adicionales en la parte frontal del PC. Una </text:span><text:span text:style-name="T8">caja</text:span><text:span text:style-name="T4"> de SFF o </text:span><text:span text:style-name="T6">M</text:span><text:span text:style-name="T4">ini-</text:span><text:span text:style-name="T6">T</text:span><text:span text:style-name="T4">ower puede tener tan pocos como uno de estos compartimientos, o ninguno; una torre </text:span><text:span text:style-name="T6">completa</text:span><text:span text:style-name="T4"> generalmente hasta cuatro. Las bahías de 5,25 pulgadas y 3,5 pulgadas son las que probablemente emplean un diseño libre de herramientas (ver arriba).</text:span></text:p>
      <text:p text:style-name="P19"><text:span text:style-name="T4"/></text:p>
      <text:p text:style-name="P19"><text:span text:style-name="T4">Las bahías de 3,5 pulgadas, mientras tanto, están destinadas a la instalación de discos duros de estilo plato. Las bahías de 3,5 pulgadas pueden ser diseñadas para aceptar unidades de 2,5 pulgadas, también. La bahía puede utilizar trineos de accionamiento (ver más abajo), o puede atornillar la unidad directamente en la bahía.</text:span></text:p>
      <text:p text:style-name="P19"><text:span text:style-name="T4"/></text:p>
      <text:p text:style-name="P19"><text:span text:style-name="T4">Con el aumento de unidades de estado sólido (SSD), bahías de 2,5 pulgadas son ahora comunes. Tienden a implementarse en cualquier espacio libre que tenga la </text:span><text:span text:style-name="T8">caja</text:span><text:span text:style-name="T4">, ya que las unidades son físicamente tan pequeñas y delgadas. Algunos casos proporcionan trineos dedicados de 2.5 pulgadas, pero en la mayoría de los diseños que utilizan trineos de accionamiento, puede atornillar una unidad de 2.5 o 3.5 pulgadas en el trineo. Pero las bahías de 2,5 pulgadas pueden estar atascadas en cualquier lugar donde haya espacio disponible, a veces incluso escondidas detrás de la bandeja de la placa base.</text:span></text:p>
      <text:p text:style-name="P19"><text:span text:style-name="T4"/></text:p>
      <text:p text:style-name="P19"><text:span text:style-name="T4"/></text:p>
      <text:p text:style-name="P19"><text:span text:style-name="T4"/></text:p>
      <text:p text:style-name="P19"><text:span text:style-name="T4"/></text:p>
      <text:p text:style-name="P13"><text:span text:style-name="T7">La placa</text:span><text:span text:style-name="T4"> de E/S </text:span></text:p>
      <text:p text:style-name="P19"><text:span text:style-name="T7">La placa</text:span><text:span text:style-name="T4"> de E/S es una placa metálica rectangular (generalmente con bordes afilados) que se encaja en un espacio rectangular en la parte posterior de la </text:span><text:span text:style-name="T8">caja</text:span><text:span text:style-name="T4"> de su PC. (</text:span><text:span text:style-name="T7">La placa de E/S</text:span><text:span text:style-name="T4"> en sí viene con su placa base, no con la </text:span><text:span text:style-name="T8">caja</text:span><text:span text:style-name="T4"> que usted compra.) </text:span><text:span text:style-name="T7">La placa de E/S</text:span><text:span text:style-name="T4"> tendrá recortes para los puertos específicos en la placa base, e instalar l</text:span><text:span text:style-name="T7">a</text:span><text:span text:style-name="T4"> </text:span><text:span text:style-name="T7">placa de E/S</text:span><text:span text:style-name="T4"> protegerá el resto de la placa cuando inserte varios cables en los puertos.</text:span></text:p>
      <text:p text:style-name="P19"><text:span text:style-name="T4"/></text:p>
      <text:p text:style-name="P19"><text:span text:style-name="T4">En términos generales, l</text:span><text:span text:style-name="T7">a</text:span><text:span text:style-name="T4">s </text:span><text:span text:style-name="T7">placas</text:span><text:span text:style-name="T4"> de E/S no son intercambiables entre diferentes placas base. Las únicas cosas estándar sobre ell</text:span><text:span text:style-name="T7">a</text:span><text:span text:style-name="T4">s son sus dimensiones generales, aproximadamente 1.75 por 6.5 pulgadas, que aseguran que van a caber en cualquier </text:span><text:span text:style-name="T8">caja</text:span><text:span text:style-name="T4"> de PC.</text:span></text:p>
      <text:p text:style-name="P19"><text:span text:style-name="T4"/></text:p>
      <text:p text:style-name="P19"><text:span text:style-name="T4"/></text:p>
      <text:p text:style-name="P19"><text:span text:style-name="T4"/></text:p>
      <text:p text:style-name="P19"><text:span text:style-name="T4"/></text:p>
      <text:p text:style-name="P19"><text:span text:style-name="T4"/></text:p>
      <text:p text:style-name="P19"><text:soft-page-break/><text:span text:style-name="T4"/></text:p>
      <text:p text:style-name="P19"><text:span text:style-name="T4"/></text:p>
      <text:p text:style-name="P19"><text:span text:style-name="T4"/></text:p>
      <text:p text:style-name="P19"><text:span text:style-name="T4"/></text:p>
      <text:p text:style-name="P10"><text:span text:style-name="T4">R</text:span><text:span text:style-name="T3">efrigerador de CPU</text:span></text:p>
      <text:p text:style-name="P19"><text:span text:style-name="T4">Muchos enfriadores de CPU de alta gama requieren una placa de respaldo u otro hardware de montaje (como algún tipo de perno de paso) que se instala desde debajo de la placa base. Si su PC ya está construido y desea intercambiar enfriadores de CPU (o llegar a la CPU para una actualización), es posible que necesite acceder a la parte inferior de la placa base para encender o apagar el enfriador de CPU.</text:span></text:p>
      <text:p text:style-name="P19"><text:span text:style-name="T4"/></text:p>
      <text:p text:style-name="P19"><text:span text:style-name="T4"/></text:p>
      <text:p text:style-name="P19"><text:span text:style-name="T4"/></text:p>
      <text:p text:style-name="P19"><text:span text:style-name="T4"/></text:p>
      <text:p text:style-name="P20"><text:span text:style-name="T12">Bandeja de la placa base.</text:span><text:span text:style-name="T4"> </text:span></text:p>
      <text:p text:style-name="P20"><text:span text:style-name="T4">En muchos chasis, la "bandeja" de la placa base -el área en la que se monta una placa base- es simplemente la parte inferior del chasis. Por lo general, está modelado con agujeros para los puntos de separación de la placa base, si los puntos de separación no están preinstalados.</text:span></text:p>
      <text:p text:style-name="P20"><text:span text:style-name="T4"/></text:p>
      <text:p text:style-name="P19"><text:span text:style-name="T4">El término "bandeja" viene de una época en que una característica premium en una </text:span><text:span text:style-name="T9">caja</text:span><text:span text:style-name="T4"> de PC era en realidad una bandeja de placa base extraíble, una "segunda parte inferior", por así decirlo, en el caso de que </text:span><text:span text:style-name="T9">se</text:span><text:span text:style-name="T4"> pudiera quitar de la caja por completo para montar y conectar la placa base fuera del chasis. Tales bandejas no están completamente extintas, pero son mucho menos comunes en estos días.</text:span></text:p>
      <text:p text:style-name="P19"><text:span text:style-name="T4"/></text:p>
      <text:p text:style-name="P22"><text:span text:style-name="T4"/></text:p>
      <text:p text:style-name="P22"><text:span text:style-name="T4"/></text:p>
      <text:p text:style-name="P22"><text:span text:style-name="T4"/></text:p>
      <text:p text:style-name="P21"><text:span text:style-name="T4">S</text:span><text:span text:style-name="T3">eparadores de la placa base</text:span></text:p>
      <text:p text:style-name="P17"><text:span text:style-name="T3">Son brocas de latón con una tapa hexagonal que por lo general vienen en una pequeña bolsa con la caja de su PC. Usted tuerce estos en agujeros pre-perforados en la bandeja de la placa base. A continuación, atornille su placa base en la parte superior de los puntos de separación, que actúan como "espaciadores" y evitar que la placa base toque el fondo de la caja. (Por lo tanto, el nombre.) </text:span></text:p>
      <text:p text:style-name="P17"><text:span text:style-name="T3"/></text:p>
      <text:p text:style-name="P17"><text:span text:style-name="T3">Un chasis de PC generalmente tiene notaciones junto a los agujeros en la bandeja, presionados en el metal, que le dicen qué agujeros requieren un punto muerto para un factor de forma dado de la placa base (ATX, MicroATX, etc.) que podría estar instalando. Algunos casos tienen los puntos de separación preinstalados, y algunos los han moldeado o mecanizado en el fondo de la caja, pero la norma es una bolsita de éstos que usted mismo instala. Un zócalo métrico ordinario de 5mm, si usted posee un sistema del zócalo, puede ayudarle a instalar éstos firmemente.</text:span></text:p>
      <text:p text:style-name="P17"/>
      <text:p text:style-name="P17"/>
      <text:p text:style-name="P17"/>
      <text:p text:style-name="P17"/>
      <text:p text:style-name="P17"><text:soft-page-break/></text:p>
      <text:p text:style-name="P17"/>
      <text:p text:style-name="P17"/>
      <text:p text:style-name="P17"><text:span text:style-name="T3"/></text:p>
      <text:p text:style-name="P11"><text:span text:style-name="T3">Montaje de la fuente, factor de forma de la fuente</text:span></text:p>
      <text:p text:style-name="P18"><text:span text:style-name="T3">La fuente de alimentación, o unidad de fuente de alimentación, es la caja grande dentro de la caja de su PC que trafica electricidad a los diversos componentes en sus unidades de PC, ventiladores y la placa madre misma, a través de sus cables hidra. El área de montaje de la fuente de alimentación en cajas de torre estará en la parte superior o inferior de la caja. El suministro generalmente se monta a través de cuatro tornillos, a través de la parte posterior de la caja. Verá un gran corte revelador en la parte posterior de la caja donde va la fuente de alimentación. (El corte es para permitir que el ventilador de escape para ventilar la parte posterior de la caja.) </text:span></text:p>
      <text:p text:style-name="P18"><text:span text:style-name="T3"/></text:p>
      <text:p text:style-name="P18"><text:span text:style-name="T3">En términos de ajuste en un chasis de PC dado, </text:span></text:p>
      <text:list xml:id="list1229692424" text:style-name="L3">
        <text:list-item>
          <text:p text:style-name="P26"><text:span text:style-name="T14">L</text:span><text:span text:style-name="T13">a mayoría de los chasis de escritorio de torre y tamaño moderado aceptan fuentes de alimentación de tamaño completo o ATX (no debe confundirse con el factor de forma de la placa madre ATX). </text:span></text:p>
        </text:list-item>
        <text:list-item>
          <text:p text:style-name="P26"><text:span text:style-name="T13">Algunos chasis compactos o SFF PC requieren un factor de forma de fuente de alimentación más pequeño, conocido como SFX. </text:span></text:p>
        </text:list-item>
        <text:list-item>
          <text:p text:style-name="P26"><text:span text:style-name="T13">Otros chasis pequeños requieren PSUs propietarios más pequeños (que, por lo general, vendrán con el estuche). </text:span></text:p>
        </text:list-item>
        <text:list-item>
          <text:p text:style-name="P26"><text:span text:style-name="T13">Y en algunos casos modernos con lados de vidrio o acrílico, la fuente de alimentación puede estar oculta bajo una "cubierta de PSU" (más sobre eso en un momento).</text:span></text:p>
        </text:list-item>
      </text:list>
      <text:p text:style-name="P27"><text:span text:style-name="T13"/></text:p>
      <text:p text:style-name="P27"><text:span text:style-name="T13"/></text:p>
      <text:p text:style-name="P27"><text:span text:style-name="T13"/></text:p>
      <text:p text:style-name="P27"><text:span text:style-name="T13"/></text:p>
      <text:p text:style-name="P14"><text:span text:style-name="T9">Ventiladores de carcasa y disipador de calor. </text:span></text:p>
      <text:p text:style-name="P27"><text:span text:style-name="T13">Los ventiladores se utilizan a menudo en combinación con el disipador de calor para mantener tanto la CPU como el disipador de calor a una temperatura aceptable. Esta combinación se denomina creativamente "disipador de calor y ventilador" o HSF. El ventilador mueve aire fresco a través del disipador de calor, empujando el aire caliente lejos de la computadora. Cada CPU tiene un termómetro incorporado que mantiene un registro de la temperatura del procesador. Si la temperatura se calienta, el ventilador o los ventiladores cerca de la CPU pueden acelerar</text:span><text:span text:style-name="T14">se</text:span><text:span text:style-name="T13"> para ayudar a enfriar el procesador y el disipador de calor. </text:span></text:p>
      <text:p text:style-name="P27"><text:span text:style-name="T13"/></text:p>
      <text:p text:style-name="P27"><text:span text:style-name="T13">El chasis de la computadora está típicamente equipado con muchos ventiladores de caja, algunos están diseñados para el escape y otros para la admisión. Cuando el flujo de aire combinado de los ventiladores de admisión es mayor que el de escape, se crea una presión positiva dentro del chasis. Por el contrario, cuando el flujo de aire es mayor para el escape que para la ingesta, se crea una presión negativa.</text:span></text:p>
      <text:p text:style-name="P27"><text:span text:style-name="T13"/></text:p>
      <text:p text:style-name="P27"><text:span text:style-name="T13"/></text:p>
      <text:p text:style-name="P27"><text:span text:style-name="T13"/></text:p>
      <text:p text:style-name="P27"><text:span text:style-name="T13"/></text:p>
      <text:p text:style-name="P27"><text:span text:style-name="T13"/></text:p>
      <text:p text:style-name="P27"><text:soft-page-break/><text:span text:style-name="T13"/></text:p>
      <text:p text:style-name="P15"><text:span text:style-name="T9">Soportes de ventilador. </text:span></text:p>
      <text:p text:style-name="P28"><text:span text:style-name="T13">Estas son superficies dentro de una carcasa de PC que le permiten instalar un ventilador de refrigeración de posventa para una mayor atracción interior. Los tamaños de ventilador más típicos utilizados en los casos de PC son 80mm, 92mm, 120mm, 140mm y 200mm, siendo 120mm y 140mm los más comunes. Usted querrá estar seguro, si va a añadir ventiladores, que los que usted compra coinciden con el tamaño de la montura. El montaje generalmente tiene orificios de tornillo previamente perforados en el chasis para el tamaño específico del ventilador, y un tamaño de ventilador diferente probablemente no se montará correctamente allí. En algunos casos, el soporte del ventilador podría tener un filtro de aire removible y limpio que cubra la cara frontal, si ese ventilador se utilizaría como una toma. Los filtros son una buena característica a tener, ya que ayudarán a minimizar la sedimentación de polvo en el interior</text:span></text:p>
      <text:p text:style-name="P27"><text:span text:style-name="T13">su caso de PC.</text:span></text:p>
      <text:p text:style-name="P27"><text:span text:style-name="T13"/></text:p>
      <text:p text:style-name="P27"><text:span text:style-name="T13"/></text:p>
      <text:p text:style-name="P15"><text:span text:style-name="T10">T</text:span><text:span text:style-name="T9">rineos </text:span><text:span text:style-name="T10">de la unidad</text:span><text:span text:style-name="T9">. </text:span></text:p>
      <text:p text:style-name="P28"><text:span text:style-name="T13">Una vez que la provincia solo de premium/ entusiasta de los casos de PC, trineos de la unidad han hecho su camino en los casos a través del espectro de precios. Utilizados casi exclusivamente con las bahías de 3,5 pulgadas en la caja (y, en algunos raros ejemplos, en las bahías de 2,5 pulgadas), los trineos de accionamiento son marcos de metal o plástico que se deslizan dentro o fuera de una bahía de accionamiento. Se atornilla o bloquea una unidad en un trineo, luego se desliza todo el conjunto en su lugar en la bahía. En algunos chasis, los trineos de la impulsión permiten que la impulsión enganche con un "backplane" que sea parte del caso. El plano posterior tendrá datos SATA y conectores de alimentación integrados. Esto ayuda a agilizar el cableado y, dependiendo de la implementación, también puede hacer las unidades intercambiables en caliente.</text:span></text:p>
      <text:p text:style-name="P27"><text:span text:style-name="T13"/></text:p>
      <text:p text:style-name="P27"><text:span text:style-name="T13"/></text:p>
      <text:p text:style-name="P15"><text:span text:style-name="T9">C</text:span><text:span text:style-name="T10">olectores</text:span><text:span text:style-name="T9">, </text:span><text:span text:style-name="T10">conector de cables</text:span><text:span text:style-name="T9"> </text:span></text:p>
      <text:p text:style-name="P28"><text:span text:style-name="T13">Verá este término usado tanto en contextos de placa base como de PC. Un "</text:span><text:span text:style-name="T15">colector</text:span><text:span text:style-name="T13">" en una placa base es (en la mayoría de las implementaciones) una cuadrícula de pines en la que se conecta un cable, generalmente desde un ventilador de caja, o desde un puerto o botón en la caja misma. El tipo más común de </text:span><text:span text:style-name="T16">colectores</text:span><text:span text:style-name="T13"> de la placa base son USB 2.0, USB 3.0, HD Audio (más sobre eso en un poco), y cuatro pines de </text:span><text:span text:style-name="T16">colectores</text:span><text:span text:style-name="T13"> del ventilador. </text:span></text:p>
      <text:p text:style-name="P28"><text:span text:style-name="T13"/></text:p>
      <text:p text:style-name="P28"><text:span text:style-name="T13">Desde una perspectiva de ca</text:span><text:span text:style-name="T16">ja</text:span><text:span text:style-name="T13"> de PC, todos l</text:span><text:span text:style-name="T16">as cajas</text:span><text:span text:style-name="T13"> tendrán "</text:span><text:span text:style-name="T16">conectores de cables</text:span><text:span text:style-name="T13">" que se ejecutan desde sus puertos frontales, botones de encendido/reinicio y ledes. Cada uno de estos cables termina en un conector de </text:span><text:span text:style-name="T16">cables</text:span><text:span text:style-name="T13"> hembra de algún tipo. Cada tipo es estándar en la implementación; por ejemplo, un </text:span><text:span text:style-name="T16">conector de cables</text:span><text:span text:style-name="T13"> USB 2.0 terminará en un conector de cinco o 10 pines (dependiendo de si alimenta uno o dos puertos USB), mientras que USB 3.0 siempre usa </text:span><text:span text:style-name="T16">e</text:span><text:span text:style-name="T13">l mism</text:span><text:span text:style-name="T16">o</text:span><text:span text:style-name="T13"> cone</text:span><text:span text:style-name="T16">ctor</text:span><text:span text:style-name="T13"> de 19/20 pines. </text:span></text:p>
      <text:p text:style-name="P28"><text:span text:style-name="T13"/></text:p>
      <text:p text:style-name="P28"><text:span text:style-name="T13">Su caja de PC moderna promedio tendrá </text:span><text:span text:style-name="T16">conectores de cables</text:span><text:span text:style-name="T13"> para USB 2.0, USB 3.0, y los conectores de audio delanteros, además de un pequeño ramo de </text:span><text:span text:style-name="T16">conectores de cables</text:span><text:span text:style-name="T13"> para los diversos interruptores del panel frontal (alimentación, restablecimiento) y ledes (actividad del disco duro, encendido). Usted querrá estar seguro de que la placa base que está instalando en </text:span><text:span text:style-name="T16">la caja</text:span><text:span text:style-name="T13"> tiene conectores de </text:span><text:span text:style-name="T16">cables</text:span><text:span text:style-name="T13"> coincidentes; De hecho, esto es solo un problema con el número correcto y el tipo de </text:span><text:span text:style-name="T16">colector</text:span><text:span text:style-name="T13"> USB (o no). El resto son estándar, hoy en día.</text:span></text:p>
      <text:p text:style-name="P28"><text:span text:style-name="T13"/></text:p>
      <text:p text:style-name="P28"><text:soft-page-break/><text:span text:style-name="T13"/></text:p>
      <text:p text:style-name="P28"><text:span text:style-name="T13"/></text:p>
      <text:p text:style-name="P16"><text:span text:style-name="T11">Gestión de c</text:span><text:span text:style-name="T9">able</text:span><text:span text:style-name="T11">s</text:span><text:span text:style-name="T9"> </text:span></text:p>
      <text:p text:style-name="P29"><text:span text:style-name="T13">Un término general para varias características dentro de un chasis de PC que le ayudan a "limpiar" el interior y mejorar el flujo de aire al facilitar la racionalización u ocultar los cables. La gestión de cables abarca todo, desde cortes en la parte inferior de la caja (que le permiten enrutar los cables detrás de la placa base) hasta espacio adicional detrás de la bandeja de la placa base (para rellenar el exceso de cable fuera de la vista). </text:span></text:p>
      <text:p text:style-name="P29"><text:span text:style-name="T13"/></text:p>
      <text:p text:style-name="P29"><text:span text:style-name="T13">Los recortes de cable forrados con goma u otro material blando para evitar rozaduras de alambre en los bordes afilados, así como los puntos de montaje en el caso de los lazos de cable, son buenas características de gestión de cables para buscar.</text:span></text:p>
      <text:p text:style-name="P29"><text:span text:style-name="T13"/></text:p>
      <text:p text:style-name="P16"><text:span text:style-name="T9"/></text:p>
      <text:p text:style-name="P16"><text:span text:style-name="T9"/></text:p>
      <text:p text:style-name="P16"><text:span text:style-name="T11">Cubierta para la fuente de alimentación (</text:span><text:span text:style-name="T9">PSU</text:span><text:span text:style-name="T11">)</text:span><text:span text:style-name="T9"> </text:span></text:p>
      <text:p text:style-name="P29"><text:span text:style-name="T13">Un desarrollo reciente en los casos de entusiastas de PC es l</text:span><text:span text:style-name="T17">a</text:span><text:span text:style-name="T13"> "</text:span><text:span text:style-name="T17">cubierta para </text:span><text:span text:style-name="T13">PSU". Solo l</text:span><text:span text:style-name="T17">a</text:span><text:span text:style-name="T13">s verá en l</text:span><text:span text:style-name="T17">a</text:span><text:span text:style-name="T13">s ca</text:span><text:span text:style-name="T17">jas</text:span><text:span text:style-name="T13"> de PC que tienen una ventana de panel lateral transparente. Es un recinto dentro de la carcasa del PC, que generalmente se ejecuta a lo largo de la parte superior o inferior, que oculta toda la caja de la fuente de alimentación (y la mayor parte de su cableado) de la vista, para una apariencia interna más ordenada. Por lo general, la cubierta tendrá cortes o pases para permitir que algunos de los cables de la PSU para entrar en </text:span><text:span text:style-name="T17">la caja</text:span><text:span text:style-name="T13">.</text:span></text:p>
      <text:p text:style-name="P29"><text:span text:style-name="T13"/></text:p>
      <text:p text:style-name="P29"><text:span text:style-name="T13"/></text:p>
      <text:p text:style-name="P29"><text:span text:style-name="T13"/></text:p>
      <text:p text:style-name="P16"><text:span text:style-name="T9">Frente E/</text:span><text:span text:style-name="T11">S</text:span><text:span text:style-name="T9"> </text:span></text:p>
      <text:p text:style-name="P30"><text:span text:style-name="T13">Este es un término genérico para los puertos que son parte de una caja de PC, por lo general se encuentra en la cara frontal del chasis, pero, en algunos diseños, en el frente superior o incluso por uno de los lados, cerca de la parte delantera. En la mayoría de los casos de PC, obtendrá auriculares y conectores de micrófono como parte de esta matriz, así como algunos puertos USB 3.0 o 2.0 (o ambos). Otros puertos que puede ver como partes del panel frontal de E/S en un chasis más antiguo son eSATA y FireWire; ningún chasis nuevo lanzado en los últimos años incluye estos, pero tenga en cuenta si está comprando eBay o equipo usado. Estás viendo un chasis clásico si tiene uno de estos. </text:span></text:p>
      <text:p text:style-name="P30"><text:span text:style-name="T13"/></text:p>
      <text:p text:style-name="P30"><text:span text:style-name="T13">Los conectores de auriculares y micrófono se conectan a la placa base de un PC a través de un conector de audio HD que viene como parte de la caja, mientras que los puertos USB tendrán diferentes </text:span><text:span text:style-name="T18">conectores de cables</text:span><text:span text:style-name="T13"> dependiendo del tipo que sean (USB 3.0 versus 2.0). Casi todas las placas base modernas incluirán uno (o menos a menudo, dos) </text:span><text:span text:style-name="T18">colectores</text:span><text:span text:style-name="T13"> USB 3.0 y dos o más </text:span><text:span text:style-name="T18">colectores</text:span><text:span text:style-name="T13"> USB 2.0. </text:span></text:p>
      <text:p text:style-name="P30"><text:span text:style-name="T13"/></text:p>
      <text:p text:style-name="P30"><text:span text:style-name="T13">Algunos de los últimos casos incluyen un puerto USB 3.1 Type-C, que utiliza un nuevo tipo de </text:span><text:span text:style-name="T18">conector de cables</text:span><text:span text:style-name="T13"> USB 3.1 a la placa base que verá solo en algunas placas base de 2017 o 2018. Usted querrá asegurarse de que su placa madre de PC tiene </text:span><text:span text:style-name="T18">colectores</text:span><text:span text:style-name="T13"> coincidentes para los tipos de puertos que su caso tiene; de lo contrario, tendrá que tolerar muertos "puertos a ninguna parte" o comprar adaptadores esotéricos para que funcionen.</text:span></text:p>
      <text:p text:style-name="P29"><text:span text:style-name="T13"/></text:p>
      <text:p text:style-name="P29"><text:span text:style-name="T13"/></text:p>
      <text:p text:style-name="P4"><text:soft-page-break/><text:span text:style-name="T22"/></text:p>
      <text:p text:style-name="P5"><text:span text:style-name="T22"/></text:p>
      <text:p text:style-name="P8">Ranuras de expansión</text:p>
      <text:p text:style-name="P6">En el contexto de los casos de PC, los proveedores a menudo citan una serie de "ranuras de expansión" compatibles. En realidad, se refieren a los espaciadores en la parte posterior de la caja, por lo general cubiertos por tiras desmontables de metal, en el que se monta el soporte de una tarjeta PCI o PCI Express.</text:p>
      <text:p text:style-name="P6"/>
      <text:p text:style-name="P6">El número de ranuras utilizables reales en un caso, sin embargo, depende de que haya suficientes ranuras de este tipo en su placa base. En la práctica, un chasis que soporta un factor de forma dado de la placa base proporcionará suficientes "posiciones" de ranura para las ranuras realmente implementadas en la placa base.</text:p>
      <text:p text:style-name="P6"/>
      <text:p text:style-name="P6"/>
      <text:p text:style-name="P8">Cabecera de audio frontal</text:p>
      <text:p text:style-name="P6">La mayoría de l<text:span text:style-name="T23">as cajas</text:span> de PC tienen un conector de auriculares y micrófono que termina dentro de la caja en un cable con un conector de <text:span text:style-name="T23">cables</text:span> de 10 pines. Esto se conecta a una cuadrícula de pines en la placa base, que, hoy en día, se llama <text:span text:style-name="T23">colector</text:span> "HD Audio". En pocas palabras, HD Audio trae funcionalidad de detección automática a los puertos, lo que permite al sistema detectar la presencia de dispositivos conectados a los puertos para que responda en consecuencia.</text:p>
      <text:p text:style-name="P6"/>
      <text:p text:style-name="P6">En tiempos anteriores, este conector en la placa era conocido como un <text:span text:style-name="T23">colector</text:span> "AC '97", y durante el tiempo de transición entre los dos, algunas placas madre proporcionaban un selector en el BIOS para permitirle cambiar el funcionamiento del silicio de audio de la placa entre los modos AC '97 y HD Audio. (El conector pin es físicamente el mismo.) L<text:span text:style-name="T23">a</text:span>s ca<text:span text:style-name="T23">ja</text:span>s de PC más antiguos a menudo tienen un <text:span text:style-name="T23">conector de </text:span>cable de audio bifurcado con conectores para HD Audio y AC '97.</text:p>
      <text:p text:style-name="P6"><text:span text:style-name="T2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4T21:56:56.613348673</meta:creation-date>
    <dc:date>2022-12-04T23:34:22.334665881</dc:date>
    <meta:editing-duration>PT55M39S</meta:editing-duration>
    <meta:editing-cycles>9</meta:editing-cycles>
    <meta:generator>LibreOffice/7.3.7.2$Linux_X86_64 LibreOffice_project/30$Build-2</meta:generator>
    <meta:document-statistic meta:table-count="0" meta:image-count="0" meta:object-count="0" meta:page-count="7" meta:paragraph-count="64" meta:word-count="3035" meta:character-count="17492" meta:non-whitespace-character-count="14505"/>
  </office:meta>
</office:document-meta>
</file>